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3.599cm" style:use-optimal-column-width="false"/>
    </style:style>
    <style:style style:name="co2" style:family="table-column">
      <style:table-column-properties style:column-width="3.609cm" style:use-optimal-column-width="false"/>
    </style:style>
    <style:style style:name="ro1" style:family="table-row">
      <style:table-row-properties style:row-height="1.999cm" style:use-optimal-row-height="false"/>
    </style:style>
    <style:style style:name="ro2" style:family="table-row">
      <style:table-row-properties style:row-height="2.002cm" style:use-optimal-row-height="false"/>
    </style:style>
    <style:style style:name="ce1" style:family="table-cell">
      <style:text-properties style:font-name="Liberation Sans1"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name="Liberation Sans1" fo:font-size="18pt" style:font-size-asian="18pt" style:font-size-complex="18pt"/>
    </style:style>
    <style:style style:name="P4" style:family="paragraph">
      <loext:graphic-properties draw:fill="none" draw:fill-color="#ffffff"/>
    </style:style>
    <style:style style:name="P5" style:family="paragraph">
      <loext:graphic-properties draw:fill-color="#ffffff"/>
    </style:style>
    <style:style style:name="T1" style:family="text">
      <style:text-properties fo:font-size="28pt" style:font-size-asian="28pt" style:font-size-complex="28pt"/>
    </style:style>
    <style:style style:name="T2" style:family="text">
      <style:text-properties style:font-name="Liberation Sans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5cm" presentation:class="title" presentation:user-transformed="true">
          <draw:text-box>
            <text:p><text:span text:style-name="T1">Quick </text:span><text:span text:style-name="T1">Comp</text:span><text:span text:style-name="T1">arison </text:span><text:span text:style-name="T1">on </text:span><text:span text:style-name="T1">Yahoo </text:span><text:span text:style-name="T1">A2 </text:span><text:span text:style-name="T1">Bench</text:span><text:span text:style-name="T1">mark </text:span><text:span text:style-name="T1">Datas</text:span><text:span text:style-name="T1">et – </text:span><text:span text:style-name="T1">100 </text:span><text:span text:style-name="T1">Time </text:span><text:span text:style-name="T1">Series</text:span></text:p>
          </draw:text-box>
        </draw:frame>
        <draw:frame presentation:style-name="pr2" draw:text-style-name="P2" draw:layer="layout" svg:width="25.199cm" svg:height="9.134cm" svg:x="1.4cm" svg:y="3.685cm" presentation:class="subtitle" presentation:placeholder="true">
          <draw:text-box/>
        </draw:frame>
        <draw:frame draw:style-name="standard" draw:layer="layout" svg:width="21.613cm" svg:height="10cm" svg:x="3.048cm" svg:y="3.867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row table:style-name="ro1" table:default-cell-style-name="ce1">
              <table:table-cell>
                <text:p><text:span text:style-name="T2">Metric\Model</text:span></text:p>
              </table:table-cell>
              <table:table-cell>
                <text:p text:style-name="P3"><text:span text:style-name="T2">AR</text:span></text:p>
              </table:table-cell>
              <table:table-cell>
                <text:p text:style-name="P3"><text:span text:style-name="T2">MA</text:span></text:p>
              </table:table-cell>
              <table:table-cell>
                <text:p text:style-name="P3"><text:span text:style-name="T2">ARIMA</text:span></text:p>
              </table:table-cell>
              <table:table-cell>
                <text:p text:style-name="P3"><text:span text:style-name="T2">STL</text:span></text:p>
              </table:table-cell>
              <table:table-cell>
                <text:list text:style-name="L2">
                  <text:list-header>
                    <text:p text:style-name="P3"><text:span text:style-name="T2">HW</text:span></text:p>
                  </text:list-header>
                </text:list>
              </table:table-cell>
            </table:table-row>
            <table:table-row table:style-name="ro1" table:default-cell-style-name="ce1">
              <table:table-cell>
                <text:p text:style-name="P3"><text:span text:style-name="T2">Avg F1</text:span></text:p>
              </table:table-cell>
              <table:table-cell/>
              <table:table-cell/>
              <table:table-cell/>
              <table:table-cell/>
              <table:table-cell>
                <text:p text:style-name="P3"><text:span text:style-name="T2">0.75792</text:span></text:p>
              </table:table-cell>
            </table:table-row>
            <table:table-row table:style-name="ro1" table:default-cell-style-name="ce1">
              <table:table-cell>
                <text:p text:style-name="P3"><text:span text:style-name="T2">Avg Precision</text:span></text:p>
              </table:table-cell>
              <table:table-cell/>
              <table:table-cell/>
              <table:table-cell/>
              <table:table-cell/>
              <table:table-cell/>
            </table:table-row>
            <table:table-row table:style-name="ro2" table:default-cell-style-name="ce1">
              <table:table-cell>
                <text:p text:style-name="P3"><text:span text:style-name="T2">Avg Recall</text:span></text:p>
              </table:table-cell>
              <table:table-cell/>
              <table:table-cell/>
              <table:table-cell/>
              <table:table-cell/>
              <table:table-cell/>
            </table:table-row>
            <table:table-row table:style-name="ro2" table:default-cell-style-name="ce1">
              <table:table-cell>
                <text:p text:style-name="P3"><text:span text:style-name="T2">Execution time</text:span></text:p>
              </table:table-cell>
              <table:table-cell/>
              <table:table-cell/>
              <table:table-cell/>
              <table:table-cell/>
              <table:table-cell>
                <text:p text:style-name="P3"><text:span text:style-name="T2">1:20:06</text:span></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Threshold Detection </text:p>
          </draw:text-box>
        </draw:frame>
        <draw:frame presentation:style-name="pr4" draw:layer="layout" svg:width="25.199cm" svg:height="9.134cm" svg:x="1.4cm" svg:y="3.685cm" presentation:class="outline">
          <draw:text-box>
            <text:list text:style-name="L3">
              <text:list-item>
                <text:p>In threshold-based algorithms, the more a calculated value exceeds a threshold, the more anomalous the event will seem. It should be noted that each threshold value has direct impact on false alarm.</text:p>
              </text:list-item>
              <text:list-item>
                <text:p><text:s/>If the threshold value is set low, most of training data may generate false alarms (False Positive) and on the other hand, if the threshold value is set high, most of anomalous data may be passed without any alarm (False Negative).</text:p>
              </text:list-item>
              <text:list-item>
                <text:p>Threshold setting in anomaly detection systems can be classified in two cases: </text:p>
              </text:list-item>
              <text:list-item>
                <text:p>(1) fixed threshold setting [26], [27], and </text:p>
              </text:list-item>
              <text:list-item>
                <text:p>(2) adaptive threshold setting [28], [29]. </text:p>
              </text:list-item>
              <text:list-item>
                <text:p>In the former, one threshold is determined in training phase and used for all future data in testing phase. However, in the latter, threshold is renewed during run time because the input behavior of the systems may be changed dynamically. In the context of embedded systems, fixed thresholds have been used in related works since most of these systems are utilized in some known specified conditions whose inputs' behaviors are pre-defined [6], [24]. Therefore, the fixed threshold setting is used in this work like previous works in embedded systems [6], [24].</text:p>
              </text:list-item>
            </text:list>
          </draw:text-box>
        </draw:frame>
        <draw:frame draw:style-name="gr2" draw:text-style-name="P4" draw:layer="layout" svg:width="23.368cm" svg:height="0.962cm" svg:x="1.778cm" svg:y="14.732cm">
          <draw:text-box>
            <text:p>https://www.sciencedirect.com/science/article/pii/S0026269211002369</text:p>
          </draw:text-box>
        </draw:frame>
        <presentation:notes draw:style-name="dp2">
          <draw:page-thumbnail draw:style-name="gr1"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0:36:26.627987731</meta:creation-date>
    <dc:date>2020-10-13T19:02:11.041491599</dc:date>
    <meta:editing-duration>PT18H41M44S</meta:editing-duration>
    <meta:editing-cycles>26</meta:editing-cycles>
    <meta:generator>LibreOffice/6.4.5.2$Linux_X86_64 LibreOffice_project/40$Build-2</meta:generator>
    <meta:document-statistic meta:object-count="31"/>
  </office:meta>
</office:document-meta>
</file>